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198cm" style:use-optimal-column-width="false"/>
    </style:style>
    <style:style style:name="co2" style:family="table-column">
      <style:table-column-properties style:column-width="2.072cm" style:use-optimal-column-width="false"/>
    </style:style>
    <style:style style:name="co3" style:family="table-column">
      <style:table-column-properties style:column-width="2.635cm" style:use-optimal-column-width="false"/>
    </style:style>
    <style:style style:name="co4" style:family="table-column">
      <style:table-column-properties style:column-width="2.68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standard" draw:layer="layout" svg:width="26.399cm" svg:height="13.998cm" svg:x="0.8cm" svg:y="0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inizio</text:p>
              </table:table-cell>
              <table:table-cell>
                <text:p>dopo <text:s/>t1.1</text:p>
              </table:table-cell>
              <table:table-cell>
                <text:p>dopo t1.2</text:p>
              </table:table-cell>
              <table:table-cell>
                <text:p>dopo t1.3</text:p>
              </table:table-cell>
              <table:table-cell>
                <text:p>dopo t2.1</text:p>
              </table:table-cell>
              <table:table-cell>
                <text:p>dopo t2.2</text:p>
              </table:table-cell>
              <table:table-cell>
                <text:p>dopo t2.3</text:p>
              </table:table-cell>
              <table:table-cell>
                <text:p>dopo t2.4</text:p>
              </table:table-cell>
              <table:table-cell>
                <text:p>dopo t1.4</text:p>
              </table:table-cell>
            </table:table-row>
            <table:table-row table:style-name="ro1" table:default-cell-style-name="gray2">
              <table:table-cell>
                <text:p>contoA </text:p>
              </table:table-cell>
              <table:table-cell>
                <text:p>100</text:p>
              </table:table-cell>
              <table:table-cell/>
              <table:table-cell/>
              <table:table-cell>
                <text:p>110</text:p>
              </table:table-cell>
              <table:table-cell/>
              <table:table-cell/>
              <table:table-cell>
                <text:p>130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contoB</text:p>
              </table:table-cell>
              <table:table-cell>
                <text:p>20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>180</text:p>
              </table:table-cell>
              <table:table-cell>
                <text:p>190</text:p>
              </table:table-cell>
            </table:table-row>
            <table:table-row table:style-name="ro1" table:default-cell-style-name="gray2">
              <table:table-cell>
                <text:p>cA (in t1)</text:p>
              </table:table-cell>
              <table:table-cell/>
              <table:table-cell>
                <text:p>10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cB (in t1)</text:p>
              </table:table-cell>
              <table:table-cell/>
              <table:table-cell/>
              <table:table-cell>
                <text:p>20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cA (in t2)</text:p>
              </table:table-cell>
              <table:table-cell/>
              <table:table-cell/>
              <table:table-cell/>
              <table:table-cell/>
              <table:table-cell>
                <text:p>11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cB (in t2)</text:p>
              </table:table-cell>
              <table:table-cell/>
              <table:table-cell/>
              <table:table-cell/>
              <table:table-cell/>
              <table:table-cell/>
              <table:table-cell>
                <text:p>200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2-03T18:21:43.498000000</meta:creation-date>
    <dc:date>2023-02-03T18:31:34.926000000</dc:date>
    <meta:editing-duration>PT9M53S</meta:editing-duration>
    <meta:editing-cycles>1</meta:editing-cycles>
    <meta:document-statistic meta:object-count="24"/>
    <meta:generator>LibreOffice/6.3.3.2$Windows_X86_64 LibreOffice_project/a64200df03143b798afd1ec74a12ab50359878ed</meta:generator>
  </office:meta>
</office:document-meta>
</file>